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Tahoma1" svg:font-family="Tahoma"/>
    <style:font-face style:name="Sarasa Mono SC" svg:font-family="'Sarasa Mono SC'" style:font-adornments="标准" style:font-pitch="fixed"/>
    <style:font-face style:name="等距更纱黑体 SC" svg:font-family="'等距更纱黑体 SC'" style:font-adornments="标准" style:font-pitch="fixed"/>
    <style:font-face style:name="Courier New" svg:font-family="'Courier New'" style:font-family-generic="modern" style:font-pitch="fixed"/>
    <style:font-face style:name="Fira Code" svg:font-family="'Fira Code'" style:font-adornments="标准" style:font-pitch="variable"/>
    <style:font-face style:name="Noto Serif" svg:font-family="'Noto Serif'" style:font-adornments="标准" style:font-family-generic="roman" style:font-pitch="variable"/>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粗体" style:font-family-generic="swiss" style:font-pitch="variable"/>
    <style:font-face style:name="Noto Sans CJK SC2" svg:font-family="'Noto Sans CJK SC'" style:font-adornments="斜体" style:font-family-generic="swiss" style:font-pitch="variable"/>
    <style:font-face style:name="Noto Sans CJK SC1" svg:font-family="'Noto Sans CJK SC'" style:font-adornments="标准" style:font-family-generic="swiss" style:font-pitch="variable"/>
    <style:font-face style:name="Noto Sans CJK SC" svg:font-family="'Noto Sans CJK SC'" style:font-adornments="粗体"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5.921cm" fo:margin-top="0.199cm" fo:margin-bottom="0cm" table:align="margins" fo:background-color="transparent" style:may-break-between-rows="true" table:border-model="collapsing">
        <style:background-image/>
      </style:table-properties>
    </style:style>
    <style:style style:name="Table2.A" style:family="table-column">
      <style:table-column-properties style:column-width="3.082cm" style:rel-column-width="12684*"/>
    </style:style>
    <style:style style:name="Table2.B" style:family="table-column">
      <style:table-column-properties style:column-width="2.053cm" style:rel-column-width="8455*"/>
    </style:style>
    <style:style style:name="Table2.C" style:family="table-column">
      <style:table-column-properties style:column-width="4.108cm" style:rel-column-width="16912*"/>
    </style:style>
    <style:style style:name="Table2.D" style:family="table-column">
      <style:table-column-properties style:column-width="6.676cm" style:rel-column-width="27484*"/>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transparent" fo:padding="0cm" fo:border-left="none" fo:border-right="none" fo:border-top="0.5pt double-thin #000000" fo:border-bottom="0.5pt solid #000000" style:writing-mode="page">
        <style:background-image/>
      </style:table-cell-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10000">
      <style:table-cell-properties style:vertical-align="middle" fo:background-color="transparent" fo:padding="0cm" fo:border="none" style:writing-mode="page">
        <style:background-image/>
      </style:table-cell-properties>
    </style:style>
    <style:style style:name="Table2.A3" style:family="table-cell">
      <style:table-cell-properties style:vertical-align="middle" fo:background-color="transparent" fo:padding="0cm" fo:border-left="none" fo:border-right="none" fo:border-top="none" fo:border-bottom="0.5pt double-thin #000000" style:writing-mode="page">
        <style:background-image/>
      </style:table-cell-properties>
    </style:style>
    <style:style style:name="Table2.B3" style:family="table-cell" style:data-style-name="N10000">
      <style:table-cell-properties style:vertical-align="middle" fo:background-color="transparent" fo:padding="0cm" fo:border-left="none" fo:border-right="none" fo:border-top="none" fo:border-bottom="0.5pt double-thin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1a6657"/>
    </style:style>
    <style:style style:name="P3" style:family="paragraph" style:parent-style-name="Standard">
      <style:text-properties officeooo:paragraph-rsid="001e7c60"/>
    </style:style>
    <style:style style:name="P4" style:family="paragraph" style:parent-style-name="Text_20_body">
      <style:text-properties officeooo:paragraph-rsid="0019707b"/>
    </style:style>
    <style:style style:name="P5" style:family="paragraph" style:parent-style-name="Text_20_body">
      <style:text-properties officeooo:paragraph-rsid="001a6657"/>
    </style:style>
    <style:style style:name="P6"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9pt" fo:font-style="normal" fo:text-shadow="none" style:text-underline-style="none" fo:font-weight="normal" style:font-name-asian="Noto Serif CJK SC"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style:use-window-font-color="true" style:text-outline="false" style:text-line-through-style="none" style:text-line-through-type="none" style:font-name="Times New Roman" fo:font-size="9pt" fo:font-style="normal" fo:text-shadow="none" style:text-underline-style="none" fo:font-weight="bold" style:font-name-asian="Noto Serif CJK SC"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ext_20_body" style:list-style-name="Numbering_20_1"/>
    <style:style style:name="T1" style:family="text">
      <style:text-properties officeooo:rsid="001970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标题</text:p>
      <text:p text:style-name="Subtitle">副标题</text:p>
      <text:p text:style-name="Author">作者</text:p>
      <text:p text:style-name="Date">2020年7月18日</text:p>
      <text:h text:style-name="Heading_20_1" text:outline-level="1">一、标题一</text:h>
      <text:h text:style-name="Heading_20_2" text:outline-level="2">（一）标题二</text:h>
      <text:h text:style-name="Heading_20_3" text:outline-level="3">1. 标题3</text:h>
      <text:p text:style-name="First_20_paragraph">第一段第一段第一段第一段第一段第一段第一段第一段第一段第一段第一段第一段第一段第一段第一段第一段第一段第一段</text:p>
      <text:p text:style-name="P4">正文正文正文正文正文正文正文正文正文正文正文正文正文正文正文正文正文正文正文正文正文正文正文正文正文正文正文正文 <text:span text:style-name="Source_5f_Text">print “</text:span><text:span text:style-name="Source_5f_Text"><text:span text:style-name="T1">dd</text:span></text:span><text:span text:style-name="Source_5f_Text">” </text:span><text:span text:style-name="Internet_20_link">超链接abc</text:span></text:p>
      <text:p text:style-name="P2">library(data.table)</text:p>
      <text:p text:style-name="P2">help(data.table)</text:p>
      <text:p text:style-name="P2">x &lt;- 1 + 2</text:p>
      <text:p text:style-name="P2">x</text:p>
      <text:p text:style-name="P2"><text:span text:style-name="Internet_20_link">#&gt; 3</text:span></text:p>
      <text:p text:style-name="P2"><text:span text:style-name="Internet_20_link"/></text:p>
      <text:p text:style-name="P5">正文正文正文正文正文正文正文正文正文正文正文正文正文正文正文正文正文正文正文正文正文正文正文正文正文正文正文正文 <text:span text:style-name="Source_5f_Text">print “</text:span><text:span text:style-name="Source_5f_Text"><text:span text:style-name="T1">dd</text:span></text:span><text:span text:style-name="Source_5f_Text">” </text:span></text:p>
      <text:p text:style-name="Preformatted_20_Text">library(data.table)</text:p>
      <text:p text:style-name="Preformatted_20_Text">help(data.table)</text:p>
      <text:p text:style-name="Preformatted_20_Text">x &lt;- 1 + 2</text:p>
      <text:p text:style-name="Preformatted_20_Text">x</text:p>
      <text:p text:style-name="Preformatted_20_Text">#&gt; 3</text:p>
      <text:p text:style-name="Preformatted_20_Text"/>
      <text:p text:style-name="Preformatted_20_Text"/>
      <text:p text:style-name="TableCaption"><text:soft-page-break/>Here’s the caption. It, too, may span multiple lines.</text:p>
      <table:table table:name="Table2" table:style-name="Table2" table:template-name="PaperTable">
        <table:table-column table:style-name="Table2.A"/>
        <table:table-column table:style-name="Table2.B"/>
        <table:table-column table:style-name="Table2.C"/>
        <table:table-column table:style-name="Table2.D"/>
        <table:table-row table:style-name="Table2.1">
          <table:table-cell table:style-name="Table2.A1" office:value-type="string">
            <text:p text:style-name="P7">Centered Header</text:p>
          </table:table-cell>
          <table:table-cell table:style-name="Table2.A1" office:value-type="string">
            <text:p text:style-name="P7">Default Aligned</text:p>
          </table:table-cell>
          <table:table-cell table:style-name="Table2.A1" office:value-type="string">
            <text:p text:style-name="P7">Right Aligned</text:p>
          </table:table-cell>
          <table:table-cell table:style-name="Table2.A1" office:value-type="string">
            <text:p text:style-name="P7">Left Aligned</text:p>
          </table:table-cell>
        </table:table-row>
        <table:table-row table:style-name="Table2.1">
          <table:table-cell table:style-name="Table2.A2" office:value-type="string">
            <text:p text:style-name="P6">First</text:p>
          </table:table-cell>
          <table:table-cell table:style-name="Table2.B2" office:value-type="float" office:value="0">
            <text:p text:style-name="P6">0</text:p>
          </table:table-cell>
          <table:table-cell table:style-name="Table2.B2" office:value-type="float" office:value="12">
            <text:p text:style-name="P6">12</text:p>
          </table:table-cell>
          <table:table-cell table:style-name="Table2.B2" office:value-type="float" office:value="0">
            <text:p text:style-name="P6">0</text:p>
          </table:table-cell>
        </table:table-row>
        <table:table-row table:style-name="Table2.1">
          <table:table-cell table:style-name="Table2.A3" office:value-type="string">
            <text:p text:style-name="P6">Second</text:p>
          </table:table-cell>
          <table:table-cell table:style-name="Table2.B3" office:value-type="float" office:value="0">
            <text:p text:style-name="P6">0</text:p>
          </table:table-cell>
          <table:table-cell table:style-name="Table2.B3" office:value-type="float" office:value="5">
            <text:p text:style-name="P6">5</text:p>
          </table:table-cell>
          <table:table-cell table:style-name="Table2.B3" office:value-type="float" office:value="0">
            <text:p text:style-name="P6">0</text:p>
          </table:table-cell>
        </table:table-row>
      </table:table>
      <text:p text:style-name="P3"/>
      <text:p text:style-name="Text_20_body">测试列表</text:p>
      <text:list xml:id="list1511855980" text:style-name="Numbering_20_1">
        <text:list-item>
          <text:p text:style-name="P8">列表 1</text:p>
          <text:list>
            <text:list-item>
              <text:p text:style-name="P8">代</text:p>
            </text:list-item>
            <text:list-item>
              <text:p text:style-name="P8">代</text:p>
            </text:list-item>
          </text:list>
        </text:list-item>
        <text:list-item>
          <text:p text:style-name="P8">列表 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Tahoma1" svg:font-family="Tahoma"/>
    <style:font-face style:name="Sarasa Mono SC" svg:font-family="'Sarasa Mono SC'" style:font-adornments="标准" style:font-pitch="fixed"/>
    <style:font-face style:name="等距更纱黑体 SC" svg:font-family="'等距更纱黑体 SC'" style:font-adornments="标准" style:font-pitch="fixed"/>
    <style:font-face style:name="Courier New" svg:font-family="'Courier New'" style:font-family-generic="modern" style:font-pitch="fixed"/>
    <style:font-face style:name="Fira Code" svg:font-family="'Fira Code'" style:font-adornments="标准" style:font-pitch="variable"/>
    <style:font-face style:name="Noto Serif" svg:font-family="'Noto Serif'" style:font-adornments="标准" style:font-family-generic="roman" style:font-pitch="variable"/>
    <style:font-face style:name="Noto Serif CJK SC" svg:font-family="'Noto Serif CJK SC'" style:font-adornments="标准"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粗体" style:font-family-generic="swiss" style:font-pitch="variable"/>
    <style:font-face style:name="Noto Sans CJK SC2" svg:font-family="'Noto Sans CJK SC'" style:font-adornments="斜体" style:font-family-generic="swiss" style:font-pitch="variable"/>
    <style:font-face style:name="Noto Sans CJK SC1" svg:font-family="'Noto Sans CJK SC'" style:font-adornments="标准" style:font-family-generic="swiss" style:font-pitch="variable"/>
    <style:font-face style:name="Noto Sans CJK SC" svg:font-family="'Noto Sans CJK SC'" style:font-adornments="粗体"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vertical-align="middle"/>
      <style:text-properties fo:font-size="10.5pt" style:font-name-asian="Noto Serif CJK SC" style:font-family-asian="'Noto Serif CJK SC'" style:font-style-name-asian="标准" style:font-family-generic-asian="roman" style:font-pitch-asian="variable" style:font-size-asian="10.5pt" style:language-asian="zh" style:country-asian="CN"/>
    </style:style>
    <style:style style:name="Heading" style:family="paragraph" style:parent-style-name="Standard" style:next-style-name="Text_20_body" style:class="text" style:master-page-name="">
      <style:paragraph-properties fo:margin-top="0.28cm" fo:margin-bottom="0cm" loext:contextual-spacing="false" style:page-number="auto" fo:keep-with-next="always"/>
      <style:text-properties style:font-name="Arial1" fo:font-family="Arial" style:font-family-generic="swiss" style:font-pitch="variable" fo:font-size="10.5pt" fo:font-weight="bold" style:font-name-asian="Noto Sans CJK SC1" style:font-family-asian="'Noto Sans CJK SC'" style:font-style-name-asian="标准" style:font-family-generic-asian="swiss" style:font-pitch-asian="variable" style:font-size-asian="10.5pt" style:font-style-asian="normal"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text-align="start" style:justify-single-word="false" fo:text-indent="0.741cm" style:auto-text-indent="false" style:vertical-align="middle" style:snap-to-layout-grid="true">
        <style:tab-stops/>
      </style:paragraph-properties>
    </style:style>
    <style:style style:name="List" style:family="paragraph" style:parent-style-name="Text_20_body" style:class="list" style:master-page-name="">
      <style:paragraph-properties style:page-number="auto"/>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style-name="粗体" style:font-family-generic="swiss" style:font-pitch="variable" fo:font-size="9pt" fo:font-style="normal" fo:font-weight="bold" style:font-name-asian="Noto Sans CJK SC" style:font-family-asian="'Noto Sans CJK SC'" style:font-style-name-asian="粗体" style:font-family-generic-asian="swiss" style:font-pitch-asian="variable" style:font-size-asian="9pt" style:font-style-asian="normal" style:font-weight-asian="bold"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fo:text-align="center" style:justify-single-word="false" text:number-lines="false" text:line-number="0"/>
      <style:text-properties style:font-name="Arial" fo:font-family="Arial" style:font-style-name="粗体" style:font-family-generic="swiss" style:font-pitch="variable" fo:font-size="9pt" fo:font-weight="bold" style:font-name-asian="Noto Sans CJK SC2" style:font-family-asian="'Noto Sans CJK SC'" style:font-style-name-asian="斜体" style:font-family-generic-asian="swiss" style:font-pitch-asian="variable" style:font-size-asian="9pt" style:font-style-asian="normal" style:font-weight-asian="bold"/>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0.5pt" fo:font-style="normal" fo:font-weight="bold" style:font-size-asian="10.5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741cm" style:auto-text-indent="false"/>
      <style:text-properties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741cm" style:auto-text-indent="false"/>
      <style:text-properties fo:font-size="10.5pt" fo:font-style="normal" fo:font-weight="bold" style:font-size-asian="10.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list-style-name="" style:class="html">
      <style:paragraph-properties fo:margin-left="0.741cm" fo:margin-right="0.741cm" fo:margin-top="0.28cm" fo:margin-bottom="0.28cm" loext:contextual-spacing="true" fo:text-indent="0cm" style:auto-text-indent="false" text:number-lines="false" text:line-number="0"/>
      <style:text-properties style:font-name="Fira Code" fo:font-family="'Fira Code'" style:font-style-name="标准" style:font-pitch="variable" fo:font-size="10pt" style:font-name-asian="Sarasa Mono SC" style:font-family-asian="'Sarasa Mono SC'" style:font-style-name-asian="标准"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076cm" fo:margin-right="0.076cm" fo:text-indent="0cm" style:auto-text-indent="false" style:page-number="auto" text:number-lines="false" text:line-number="0"/>
      <style:text-properties fo:font-size="9pt" style:font-size-asian="9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fo:padding="0.049cm" fo:border="none" style:shadow="none" text:number-lines="false" text:line-number="0">
        <style:tab-stops/>
      </style:paragraph-properties>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9pt" style:font-size-asian="9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normal"/>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left="0cm" fo:margin-right="0cm" fo:text-indent="0.741cm" style:auto-text-indent="false" style:page-number="auto"/>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741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9pt" style:font-size-asian="9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4pt" style:font-size-asian="14pt" style:font-style-asian="normal" style:font-weight-asian="bold" style:font-size-complex="18pt"/>
    </style:style>
    <style:style style:name="TableCaption" style:family="paragraph" style:parent-style-name="Caption"/>
    <style:style style:name="Source_5f_Text" style:display-name="Source_Text" style:family="text">
      <style:text-properties fo:color="#2a6099" style:font-name="Fira Code" fo:font-family="'Fira Code'" style:font-style-name="标准" style:font-pitch="variable" fo:font-size="10pt" fo:background-color="#ffffd7" style:font-name-asian="等距更纱黑体 SC" style:font-family-asian="'等距更纱黑体 SC'" style:font-style-name-asian="标准"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use-window-font-color="true" fo:font-size="10.5pt" fo:background-color="transparent" style:font-name-asian="Noto Serif" style:font-family-asian="'Noto Serif'" style:font-style-name-asian="标准" style:font-family-generic-asian="roman" style:font-pitch-asian="variable" style:font-size-asian="10.5pt"/>
    </style:style>
    <style:style style:name="Footnote_20_anchor" style:display-name="Footnote anchor" style:family="text">
      <style:text-properties style:text-position="super 58%" fo:background-color="transparent" style:font-name-asian="Noto Serif" style:font-family-asian="'Noto Serif'" style:font-style-name-asian="标准" style:font-family-generic-asian="roman" style:font-pitch-asian="variable"/>
    </style:style>
    <style:style style:name="Definition" style:family="text"/>
    <style:style style:name="Formula" style:family="graphic">
      <style:graphic-properties text:anchor-type="as-char" svg:y="0cm" fo:margin-left="0.101cm" fo:margin-right="0.101cm"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bullet text:level="1" text:style-name="Bullet_20_Symbols" text:bullet-char="">
        <style:list-level-properties text:min-label-width="0.4cm"/>
        <style:text-properties style:font-name="OpenSymbol"/>
      </text:list-level-style-bullet>
      <text:list-level-style-bullet text:level="2" text:style-name="Bullet_20_Symbols" text:bullet-char="▹">
        <style:list-level-properties text:space-before="0.401cm" text:min-label-width="0.4cm"/>
        <style:text-properties style:font-name="OpenSymbol"/>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Numbering_20_2" style:display-name="Numbering 2">
      <text:list-level-style-number text:level="1" style:num-suffix="." style:num-format="1">
        <style:list-level-properties text:min-label-width="0.499cm"/>
      </text:list-level-style-number>
      <text:list-level-style-number text:level="2" style:num-suffix="." style:num-format="1" text:start-value="2">
        <style:list-level-properties text:space-before="0.499cm" text:min-label-width="0.499cm"/>
      </text:list-level-style-number>
      <text:list-level-style-number text:level="3" style:num-suffix="." style:num-format="1" text:start-value="3">
        <style:list-level-properties text:space-before="0.998cm" text:min-label-width="1cm"/>
      </text:list-level-style-number>
      <text:list-level-style-number text:level="4" style:num-suffix="." style:num-format="1" text:start-value="4">
        <style:list-level-properties text:space-before="1.998cm" text:min-label-width="1.251cm"/>
      </text:list-level-style-number>
      <text:list-level-style-number text:level="5" style:num-suffix="." style:num-format="1" text:start-value="5">
        <style:list-level-properties text:space-before="3.249cm" text:min-label-width="1.499cm"/>
      </text:list-level-style-number>
      <text:list-level-style-number text:level="6" style:num-suffix="." style:num-format="1" text:start-value="6">
        <style:list-level-properties text:space-before="4.748cm" text:min-label-width="1.801cm"/>
      </text:list-level-style-number>
      <text:list-level-style-number text:level="7" style:num-suffix="." style:num-format="1" text:start-value="7">
        <style:list-level-properties text:space-before="6.549cm" text:min-label-width="2.3cm"/>
      </text:list-level-style-number>
      <text:list-level-style-number text:level="8" style:num-suffix="." style:num-format="1" text:start-value="8">
        <style:list-level-properties text:space-before="8.849cm" text:min-label-width="2.6cm"/>
      </text:list-level-style-number>
      <text:list-level-style-number text:level="9" style:num-suffix="." style:num-format="1" text:start-value="9">
        <style:list-level-properties text:space-before="11.449cm" text:min-label-width="2.801cm"/>
      </text:list-level-style-number>
      <text:list-level-style-number text:level="10"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zh" number:country="CN">
      <number:number number:min-integer-digits="1"/>
    </number:number-style>
    <style:style style:name="PaperTable.1" style:family="table-cell">
      <style:table-cell-properties fo:border-top="0.51pt double-thin #000000" fo:border-bottom="0.51pt solid #000000" fo:padding="0cm" fo:padding-left="0cm" fo:padding-right="0cm" fo:padding-top="0cm" fo:padding-bottom="0cm"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2"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3" style:family="table-cell">
      <style:table-cell-properties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4" style:family="table-cell" style:data-style-name="N10000">
      <style:table-cell-properties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5" style:family="table-cell" style:data-style-name="N10000">
      <style:table-cell-properties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6" style:family="table-cell">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7" style:family="table-cell" style:data-style-name="N10000">
      <style:table-cell-properties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8"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9"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0"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1" style:family="table-cell">
      <style:table-cell-properties fo:border-top="0.51pt double-thin #000000" fo:border-bottom="0.51pt solid #000000" fo:padding="0cm" fo:padding-left="0cm" fo:padding-right="0cm" fo:padding-top="0cm" fo:padding-bottom="0cm"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2" style:family="table-cell">
      <style:table-cell-properties fo:border-top="0.51pt double-thin #000000" fo:border-bottom="0.51pt solid #000000" fo:padding="0cm" fo:padding-left="0cm" fo:padding-right="0cm" fo:padding-top="0cm" fo:padding-bottom="0cm"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3" style:family="table-cell">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4"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style:style style:name="PaperTable.15" style:family="table-cell">
      <style:table-cell-properties fo:border-top="0.51pt double-thin #000000" fo:border-bottom="0.51pt solid #000000" fo:padding="0cm" fo:padding-left="0cm" fo:padding-right="0cm" fo:padding-top="0cm" fo:padding-bottom="0cm" style:vertical-align="middle"/>
      <style:text-properties style:use-window-font-color="true" fo:font-size="9pt" fo:font-weight="bold" style:font-name="Times New Roman" fo:font-family="'Times New Roman'" style:font-size-asian="9pt" style:font-weight-asian="bold" style:font-name-asian="Noto Serif CJK SC" style:font-family-asian="'Noto Serif CJK SC'" style:font-style-name-asian="标准" style:font-family-generic-asian="roman" style:font-size-complex="9pt" style:font-weight-complex="bold" style:font-name-complex="Tahoma" style:font-family-complex="Tahoma"/>
    </style:style>
    <style:style style:name="PaperTable.16" style:family="table-cell" style:data-style-name="N10000">
      <style:table-cell-properties fo:border-bottom="0.51pt double-thin #000000" fo:padding="0cm" fo:padding-left="0cm" fo:padding-right="0cm" fo:padding-top="0cm" fo:padding-bottom="0cm" style:vertical-align="middle"/>
      <style:text-properties style:use-window-font-color="true" fo:font-size="9pt" style:font-name="Times New Roman" fo:font-family="'Times New Roman'" style:font-size-asian="9pt" style:font-name-asian="Noto Serif CJK SC" style:font-family-asian="'Noto Serif CJK SC'" style:font-style-name-asian="标准" style:font-family-generic-asian="roman" style:font-size-complex="9pt" style:font-name-complex="Tahoma" style:font-family-complex="Tahoma"/>
    </style:style>
    <table:table-template table:name="PaperTable" table:first-row-end-column="row" table:first-row-start-column="row" table:last-row-end-column="row" table:last-row-start-column="row">
      <table:first-row table:style-name="PaperTable.1"/>
      <table:last-row table:style-name="PaperTable.2"/>
      <table:first-column table:style-name="PaperTable.3"/>
      <table:last-column table:style-name="PaperTable.4"/>
      <table:body table:style-name="PaperTable.9"/>
      <table:even-rows table:style-name="PaperTable.5"/>
      <table:odd-rows table:style-name="PaperTable.6"/>
      <table:even-columns table:style-name="PaperTable.7"/>
      <table:odd-columns table:style-name="PaperTable.8"/>
      <table:background table:style-name="PaperTable.10"/>
      <loext:first-row-even-column table:style-name="PaperTable.15"/>
      <loext:last-row-even-column table:style-name="PaperTable.16"/>
      <loext:first-row-end-column table:style-name="PaperTable.12"/>
      <loext:first-row-start-column table:style-name="PaperTable.11"/>
      <loext:last-row-end-column table:style-name="PaperTable.14"/>
      <loext:last-row-start-column table:style-name="PaperTab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s/></text:p>
      </style:footer>
    </style:master-page>
    <style:master-page style:name="Foot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7-18T22:10:07.852885501</dc:date>
    <meta:editing-duration>PT4H10M36S</meta:editing-duration>
    <meta:editing-cycles>12</meta:editing-cycles>
    <meta:document-statistic meta:table-count="1" meta:image-count="0" meta:object-count="0" meta:page-count="2" meta:paragraph-count="39" meta:word-count="264" meta:character-count="476" meta:non-whitespace-character-count="444"/>
  </office:meta>
</office:document-meta>
</file>